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5c8526" fo:font-size="18pt" style:font-size-asian="18pt" style:font-size-complex="18pt"/>
    </style:style>
    <style:style style:name="P2" style:family="paragraph">
      <style:paragraph-properties fo:text-align="center"/>
      <style:text-properties fo:color="#00ae00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950e"/>
    </style:style>
    <style:style style:name="P5" style:family="paragraph">
      <style:paragraph-properties fo:text-align="center"/>
      <style:text-properties fo:color="#aecf00" fo:font-size="18pt" style:font-size-asian="18pt" style:font-size-complex="18pt"/>
    </style:style>
    <style:style style:name="P6" style:family="paragraph">
      <style:paragraph-properties fo:text-align="center"/>
      <style:text-properties fo:color="#666666" fo:font-size="16pt" style:font-size-asian="18pt" style:font-size-complex="18pt"/>
    </style:style>
    <style:style style:name="T1" style:family="text">
      <style:text-properties fo:color="#ff950e"/>
    </style:style>
    <style:style style:name="T2" style:family="text">
      <style:text-properties fo:color="#aecf00" fo:font-size="18pt" style:font-size-asian="18pt" style:font-size-complex="18pt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6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7.2cm" svg:height="3.3cm" svg:x="1.9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8cm" svg:height="10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1cm" svg:height="1cm" svg:x="2.6cm" svg:y="0.9cm">
          <text:p text:style-name="P3"><text:span text:style-name="T1">deegree worksp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4cm" svg:height="1cm" svg:x="2.4cm" svg:y="2cm">
          <text:p text:style-name="P5"><text:span text:style-name="T2">WM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1.3cm" svg:x="2.6cm" svg:y="3.735cm">
          <text:p text:style-name="P3"><text:span text:style-name="T3">Layer 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6cm" svg:height="1.3cm" svg:x="8.2cm" svg:y="3.7cm">
          <text:p text:style-name="P3"><text:span text:style-name="T3">Layer </text:span><text:span text:style-name="T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6cm" svg:height="1.3cm" svg:x="13.6cm" svg:y="3.7cm">
          <text:p text:style-name="P3"><text:span text:style-name="T3">Layer </text:span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15cm" svg:height="1.3cm" svg:x="2.685cm" svg:y="7.1cm">
          <text:p text:style-name="P3"><text:span text:style-name="T3">Feature Store 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1cm" svg:height="1.3cm" svg:x="8.9cm" svg:y="7.1cm">
          <text:p text:style-name="P3"><text:span text:style-name="T3">Style 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1cm" svg:height="1.3cm" svg:x="11.9cm" svg:y="7.1cm">
          <text:p text:style-name="P3"><text:span text:style-name="T3">Style </text:span><text:span text:style-name="T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1cm" svg:height="1.3cm" svg:x="15cm" svg:y="7.1cm">
          <text:p text:style-name="P3"><text:span text:style-name="T3">Style </text:span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1-11-18T15:27:16</dc:date>
    <dc:creator>Markus Schneider</dc:creator>
    <meta:editing-duration>PT50M49S</meta:editing-duration>
    <meta:editing-cycles>6</meta:editing-cycles>
    <meta:generator>LibreOffice/3.4$Unix LibreOffice_project/340m1$Build-302</meta:generator>
    <meta:document-statistic meta:object-count="11"/>
  </office:meta>
</office:document-meta>
</file>